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Aydogdu Bekir<text:tab/>Document Technique<text:tab/>27/11/2018</text:p>
        <text:p text:style-name="Header">Bearez Antoine<text:tab/>Partiel PPE 1</text:p>
        <text:p text:style-name="Header">Lecompte Quentin</text:p>
      </style:header>
      <style:footer>
        <text:p text:style-name="Footer"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27T14:42:17.21</meta:creation-date>
    <meta:document-statistic meta:table-count="0" meta:image-count="0" meta:object-count="0" meta:page-count="1" meta:paragraph-count="4" meta:word-count="13" meta:character-count="92"/>
    <dc:date>2018-11-27T14:44:05.53</dc:date>
    <meta:editing-duration>PT1M48S</meta:editing-duration>
    <meta:editing-cycles>1</meta:editing-cycles>
    <meta:generator>OpenOffice/4.1.1$Win32 OpenOffice.org_project/411m6$Build-9775</meta:generator>
  </office:meta>
</office:document-meta>
</file>